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2">
      <style:text-properties fo:font-weight="bold" style:font-weight-asian="bold" style:font-weight-complex="bold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master-page-name="">
      <style:paragraph-properties fo:margin-left="0in" fo:margin-right="0in" fo:text-indent="0in" style:auto-text-indent="false" style:page-number="auto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 style:master-page-name="">
      <style:paragraph-properties fo:margin-left="0in" fo:margin-right="0in" fo:text-indent="0in" style:auto-text-indent="false" style:page-number="auto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 style:master-page-name="">
      <style:paragraph-properties fo:margin-left="0in" fo:margin-right="0in" fo:keep-together="always" fo:text-indent="0in" style:auto-text-indent="false" style:page-number="auto" fo:keep-with-next="auto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0in" fo:margin-right="0in" fo:keep-together="always" fo:text-indent="0in" style:auto-text-indent="false" fo:keep-with-next="auto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master-page-name="">
      <style:paragraph-properties fo:margin-left="0.5in" fo:margin-right="0in" fo:text-indent="0in" style:auto-text-indent="false" style:page-number="auto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Standard" style:master-page-name="">
      <style:paragraph-properties fo:margin-left="0.5in" fo:margin-right="0in" fo:text-align="start" style:justify-single-word="false" fo:text-indent="0in" style:auto-text-indent="false" style:page-number="auto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Standard" style:master-page-name="">
      <style:paragraph-properties fo:margin-left="0.5in" fo:margin-right="0in" fo:text-indent="0in" style:auto-text-indent="false" style:page-number="auto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paragraph-properties fo:margin-left="0.5in" fo:margin-right="0in" fo:text-indent="0in" style:auto-text-indent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Standard">
      <style:paragraph-properties fo:margin-left="0.5in" fo:margin-right="0in" fo:text-indent="0in" style:auto-text-indent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 style:master-page-name="">
      <style:paragraph-properties fo:margin-left="0.5in" fo:margin-right="0in" fo:text-indent="0in" style:auto-text-indent="false" style:page-number="auto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Standard" style:master-page-name="">
      <style:paragraph-properties fo:margin-left="0.5in" fo:margin-right="0in" fo:text-indent="0in" style:auto-text-indent="false" style:page-number="auto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Standard" style:master-page-name="">
      <style:paragraph-properties fo:margin-left="0.5in" fo:margin-right="0in" fo:text-indent="0in" style:auto-text-indent="false" style:page-number="auto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Standard" style:master-page-name="">
      <style:paragraph-properties fo:margin-left="0.5in" fo:margin-right="0in" fo:keep-together="always" fo:text-indent="0in" style:auto-text-indent="false" style:page-number="auto" fo:keep-with-next="auto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Standard">
      <style:paragraph-properties fo:margin-left="0.5in" fo:margin-right="0in" fo:keep-together="always" fo:text-indent="0in" style:auto-text-indent="false" fo:keep-with-next="auto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Standard" style:master-page-name="">
      <style:paragraph-properties fo:margin-left="0.5in" fo:margin-right="0in" fo:text-align="start" style:justify-single-word="false" fo:text-indent="0in" style:auto-text-indent="false" style:page-number="auto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Standard" style:master-page-name="">
      <style:paragraph-properties fo:margin-left="0.5in" fo:margin-right="0in" fo:text-align="start" style:justify-single-word="false" fo:text-indent="0in" style:auto-text-indent="false" style:page-number="auto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document outlines the coding style used in the OpenLcbCLib library.</text:p>
      <text:p text:style-name="Standard"/>
      <text:p text:style-name="P5"><text:span text:style-name="T1">Use of types:</text:span></text:p>
      <text:p text:style-name="Standard"><text:span text:style-name="T1"/></text:p>
      <text:p text:style-name="Standard"><text:span text:style-name="T2">T</text:span>his library uses typedef liberally to allow better type checking does not encourage the use of type casting unless absolutely necessary.</text:p>
      <text:p text:style-name="Standard"/>
      <text:p text:style-name="P6">File Names and Folders:</text:p>
      <text:p text:style-name="P1"><text:span text:style-name="T2"/></text:p>
      <text:p text:style-name="P1"><text:span text:style-name="T2">Filenames are all lower case with underscores between words and are descriptive. <text:s/>The file structure is as follows</text:span></text:p>
      <text:p text:style-name="P1"><text:span text:style-name="T2"/></text:p>
      <text:p text:style-name="P1"><text:span text:style-name="T2"><text:s/>-src</text:span></text:p>
      <text:p text:style-name="P1"><text:span text:style-name="T2"><text:s text:c="7"/>- drivers <text:s text:c="4"/>// This is where drivers are located that take the physical</text:span></text:p>
      <text:p text:style-name="P1"><text:span text:style-name="T2"><text:s text:c="25"/>// layer IO and converts it to raw openlcb message types for</text:span></text:p>
      <text:p text:style-name="P1"><text:span text:style-name="T2"><text:s text:c="25"/>// use in the openlcb core library</text:span></text:p>
      <text:p text:style-name="P1"><text:span text:style-name="T2"><text:s text:c="12"/>- common <text:s text:c="2"/>// This is where the can interface files live to support another transport layer</text:span></text:p>
      <text:p text:style-name="P1"><text:span text:style-name="T2"><text:s text:c="31"/>// <text:s/>(such as TCP/IP) create another folder at this same lever and name it something</text:span></text:p>
      <text:p text:style-name="P1"><text:span text:style-name="T2"><text:s text:c="31"/>// more appropriate. <text:s text:c="2"/></text:span></text:p>
      <text:list xml:id="list6089686675932670347" text:style-name="L2">
        <text:list-item>
          <text:list>
            <text:list-item>
              <text:list>
                <text:list-item>
                  <text:p text:style-name="P2"><text:span text:style-name="T2">openlcb <text:s text:c="3"/>// This where core files that function on the openlcb messages in using full NodeIDs</text:span></text:p>
                </text:list-item>
              </text:list>
            </text:list-item>
          </text:list>
        </text:list-item>
      </text:list>
      <text:p text:style-name="P1"><text:span text:style-name="T2"/></text:p>
      <text:p text:style-name="P1"><text:span text:style-name="T2"/></text:p>
      <text:p text:style-name="P6">C Coding Style:</text:p>
      <text:p text:style-name="P1"/>
      <text:p text:style-name="P3">Header Files:</text:p>
      <text:p text:style-name="P1"><text:span text:style-name="T2"/></text:p>
      <text:p text:style-name="P1"><text:span text:style-name="T2">Header file functions use the name of the file in CaMeL case appended with a descriptive name of what the function does in lower case with words separated by underscores. <text:s/>For instance in the c</text:span><text:span text:style-name="T3">an_buffer_store.h </text:span><text:span text:style-name="T2">file to allocate a new CAN buffer you would call </text:span></text:p>
      <text:p text:style-name="P1"><text:span text:style-name="T2"/></text:p>
      <text:p text:style-name="P18">extern can_msg_t* CanBufferStore_allocate_buffer(void);</text:p>
      <text:p text:style-name="Standard"/>
      <text:p text:style-name="Standard"/>
      <text:p text:style-name="Standard">Guards are named with 2 leading and trailing underscores with the name of the module in capitals with underscores between the words:</text:p>
      <text:p text:style-name="Standard"/>
      <text:p text:style-name="P17">// This is a guard condition so that contents of this file are not included</text:p>
      <text:p text:style-name="P20">// more than once. <text:s/></text:p>
      <text:p text:style-name="P20">#ifndef __CAN_BUFFER_STORE__</text:p>
      <text:p text:style-name="P20">#define __CAN_BUFFER_STORE__</text:p>
      <text:p text:style-name="P20"/>
      <text:p text:style-name="P20">#ifdef<text:tab/>__cplusplus</text:p>
      <text:p text:style-name="P20">extern "C" {</text:p>
      <text:p text:style-name="P20">#endif /* __cplusplus */</text:p>
      <text:p text:style-name="P20"/>
      <text:p text:style-name="P20"/>
      <text:p text:style-name="P20">#ifdef<text:tab/>__cplusplus</text:p>
      <text:p text:style-name="P20">}</text:p>
      <text:p text:style-name="P20"><text:soft-page-break/>#endif /* __cplusplus */</text:p>
      <text:p text:style-name="P20"/>
      <text:p text:style-name="P20">#endif<text:tab/>/* __CAN_BUFFER_STORE__ */</text:p>
      <text:p text:style-name="Standard"/>
      <text:p text:style-name="P3">Type Definitions:</text:p>
      <text:p text:style-name="P1"><text:span text:style-name="T2"/></text:p>
      <text:p text:style-name="P1"><text:span text:style-name="T2">Any constant that can not be changed is written in capitals with underscores between the letter this includes defines:</text:span></text:p>
      <text:p text:style-name="P4"><text:span text:style-name="T2"/></text:p>
      <text:p text:style-name="P19">#define USER_DEFINED_NODE_BUFFER_DEPTH 1 </text:p>
      <text:p text:style-name="P22"><text:span text:style-name="T2"/></text:p>
      <text:p text:style-name="P7"><text:span text:style-name="T2">enumerations: </text:span></text:p>
      <text:p text:style-name="P9"><text:span text:style-name="T2"/></text:p>
      <text:p text:style-name="P17">typedef enum</text:p>
      <text:p text:style-name="P20"><text:s text:c="4"/>{</text:p>
      <text:p text:style-name="P20"><text:s text:c="8"/>BASIC,</text:p>
      <text:p text:style-name="P20"><text:s text:c="8"/>DATAGRAM,</text:p>
      <text:p text:style-name="P20"><text:s text:c="8"/>SNIP,</text:p>
      <text:p text:style-name="P20"><text:s text:c="8"/>STREAM</text:p>
      <text:p text:style-name="P20"/>
      <text:p text:style-name="P20"><text:s text:c="4"/>} payload_type_enum_t;</text:p>
      <text:p text:style-name="P9"><text:span text:style-name="T2"/></text:p>
      <text:p text:style-name="P9"><text:span text:style-name="T2"/></text:p>
      <text:p text:style-name="P11"><text:span text:style-name="T2">Type definitions use a trailing </text:span><text:span text:style-name="T3">_t</text:span><text:span text:style-name="T2"> to signify it is a type as as in the previous example </text:span><text:span text:style-name="T3">payload_type_enum_t.</text:span></text:p>
      <text:p text:style-name="P9"><text:span text:style-name="T3"/></text:p>
      <text:p text:style-name="P13">For loop and If statements and Functions:</text:p>
      <text:p text:style-name="P11"><text:span text:style-name="T2"/></text:p>
      <text:p text:style-name="P11"><text:span text:style-name="T2">All for loops and If statements will use full brackets regardless of the number of statements and have a blank space above and below each curly bracket</text:span></text:p>
      <text:p text:style-name="P11"><text:span text:style-name="T2"/></text:p>
      <text:p text:style-name="P17">for (int i = 0; i &lt; USER_DEFINED_CONSUMER_COUNT; i++) {</text:p>
      <text:p text:style-name="P20"/>
      <text:p text:style-name="P20"><text:s text:c="8"/>openlcb_node-&gt;consumers.list[i] = 0;</text:p>
      <text:p text:style-name="P20"/>
      <text:p text:style-name="P20"><text:s text:c="4"/>} </text:p>
      <text:p text:style-name="P20"/>
      <text:p text:style-name="P17">if (openlcb_nodes.count == 0) {</text:p>
      <text:p text:style-name="P20"><text:s text:c="8"/></text:p>
      <text:p text:style-name="P20"><text:s text:c="8"/>return NULL;</text:p>
      <text:p text:style-name="P20"><text:s text:c="8"/></text:p>
      <text:p text:style-name="P20"><text:s/>} else {</text:p>
      <text:p text:style-name="P20"/>
      <text:p text:style-name="P20"><text:s/>}</text:p>
      <text:p text:style-name="P20"/>
      <text:p text:style-name="P20"/>
      <text:p text:style-name="P20"/>
      <text:p text:style-name="P15">Else If will use the following style</text:p>
      <text:p text:style-name="P16"/>
      <text:p text:style-name="P26">if (openlcb_nodes.count == 0) {</text:p>
      <text:p text:style-name="P27"><text:s text:c="8"/></text:p>
      <text:p text:style-name="P27"><text:s text:c="8"/>return NULL;</text:p>
      <text:p text:style-name="P27"><text:soft-page-break/><text:s text:c="8"/></text:p>
      <text:p text:style-name="P27"><text:s/>} else if ( openlcb_nodes.count == 100)</text:p>
      <text:p text:style-name="P20"><text:s text:c="4"/>.. statements</text:p>
      <text:p text:style-name="P27"/>
      <text:p text:style-name="P27"><text:s/>} else {</text:p>
      <text:p text:style-name="P20"/>
      <text:p text:style-name="P20"><text:s text:c="4"/>… statements</text:p>
      <text:p text:style-name="P27"/>
      <text:p text:style-name="P27">}</text:p>
      <text:p text:style-name="P20"/>
      <text:p text:style-name="P8">Functions have the first curly bracket on the same line as the function name and be on a separate line with on line of white space above and below both</text:p>
      <text:p text:style-name="P12"/>
      <text:p text:style-name="P21">void _generate_event_ids(openlcb_node_t* openlcb_node) {</text:p>
      <text:p text:style-name="P21"/>
      <text:p text:style-name="P21">}</text:p>
      <text:p text:style-name="P4"><text:span text:style-name="T2"/></text:p>
      <text:p text:style-name="P1"><text:span text:style-name="T2"/></text:p>
      <text:p text:style-name="P3">Module functions:</text:p>
      <text:p text:style-name="P3"><text:span text:style-name="T4"/></text:p>
      <text:p text:style-name="P3"><text:span text:style-name="T4">within a module the following function and variable naming convention is used: <text:s/></text:span></text:p>
      <text:p text:style-name="P3"><text:span text:style-name="T4"/></text:p>
      <text:p text:style-name="P3"><text:span text:style-name="T4">Any function/variable that is accessed outside the module it through the header file and using the name of the module in CaMeL case and lower case with underscores between works</text:span></text:p>
      <text:p text:style-name="P3"><text:span text:style-name="T4"/></text:p>
      <text:p text:style-name="P18">can_msg_t* CanBufferStore_allocate_buffer(void);</text:p>
      <text:p text:style-name="P10"><text:span text:style-name="T4"/></text:p>
      <text:p text:style-name="P14"><text:span text:style-name="T4">Any function or GLOBAL variable within a module will lead with an underscore and be lower case separated by underscores</text:span></text:p>
      <text:p text:style-name="P14"><text:span text:style-name="T4"/></text:p>
      <text:p text:style-name="P18">openlcb_nodes_t _openlcb_nodes;</text:p>
      <text:p text:style-name="P21"/>
      <text:p text:style-name="P21">void _generate_event_ids(openlcb_node_t* openlcb_node) {</text:p>
      <text:p text:style-name="P21">}</text:p>
      <text:p text:style-name="P14"><text:span text:style-name="T4"/></text:p>
      <text:p text:style-name="P14"><text:span text:style-name="T4">variables in parameter lists or created in a function are lower case separated by underscores</text:span></text:p>
      <text:p text:style-name="P14"><text:span text:style-name="T4"/></text:p>
      <text:p text:style-name="P18">void _generate_event_ids(openlcb_node_t* openlcb_node) {</text:p>
      <text:p text:style-name="P21"/>
      <text:p text:style-name="P21"><text:s text:c="4"/>uint64_t node_id = openlcb_node-&gt;id &lt;&lt; 16;</text:p>
      <text:p text:style-name="P21"><text:s text:c="4"/>uint16_t indexer = 0; </text:p>
      <text:p text:style-name="P21"/>
      <text:p text:style-name="P21"><text:s text:c="4"/>…..</text:p>
      <text:p text:style-name="P21"/>
      <text:p text:style-name="P21">}</text:p>
      <text:p text:style-name="P1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im Kueneman</meta:initial-creator>
    <meta:creation-date>2025-08-03T05:10:20</meta:creation-date>
    <meta:generator>OpenOffice/4.1.15$Unix OpenOffice.org_project/4115m2$Build-9813</meta:generator>
    <dc:date>2025-08-03T05:55:34</dc:date>
    <dc:creator>Jim Kueneman</dc:creator>
    <meta:editing-duration>PT45M15S</meta:editing-duration>
    <meta:editing-cycles>6</meta:editing-cycles>
    <meta:document-statistic meta:table-count="0" meta:image-count="0" meta:object-count="0" meta:page-count="3" meta:paragraph-count="79" meta:word-count="540" meta:character-count="3638"/>
  </office:meta>
</office:document-meta>
</file>